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9D00000438B627A683.jpg"/>
  <manifest:file-entry manifest:media-type="image/jpeg" manifest:full-path="Pictures/10000000000005A600000438065BE87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5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1.495cm"/>
    </style:style>
    <style:style style:name="pr1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預設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預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預設_20_1-notes">
      <style:graphic-properties draw:fill-color="#ffffff" fo:min-height="13.364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name="標題 1" presentation:style-name="pr1" draw:text-style-name="P1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副標題 2" presentation:style-name="pr2" draw:text-style-name="P1" draw:layer="layout" svg:width="17.779cm" svg:height="4.867cm" svg:x="3.81cm" svg:y="10.795cm" presentation:class="subtitle" presentation:user-transformed="true">
          <draw:text-box>
            <text:p/>
          </draw:text-box>
        </draw:frame>
        <draw:frame draw:style-name="gr1" draw:text-style-name="P2" draw:layer="layout" svg:width="13.4cm" svg:height="5.825cm" svg:x="9cm" svg:y="5.918cm">
          <draw:text-box>
            <text:p text:style-name="P2"><text:span text:style-name="T1">智 慧 工 廠 </text:span></text:p>
            <text:p text:style-name="P2"><text:span text:style-name="T1"/></text:p>
            <text:p text:style-name="P2"><text:span text:style-name="T1">控制與監控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20_1" presentation:presentation-page-layout-name="AL2T11">
        <draw:frame draw:name="標題 1" presentation:style-name="pr4" draw:text-style-name="P1" draw:layer="layout" svg:width="22.859cm" svg:height="3.174cm" svg:x="-1.102cm" svg:y="-0.276cm" presentation:class="title" presentation:user-transformed="true">
          <draw:text-box>
            <text:p/>
          </draw:text-box>
        </draw:frame>
        <draw:frame draw:name="內容版面配置區 2" presentation:style-name="pr5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style-name="gr3" draw:layer="layout" svg:width="25cm" svg:height="11.745cm" svg:x="0.4cm" svg:y="3.655cm">
          <draw:text-box>
            <text:p>摘要:</text:p>
            <text:p/>
            <text:p/>
            <text:p>各種感測器監控(電壓.電流.消耗功率.溫度.濕度.類比(旋鈕)訊號.條碼.氧氣濃度偵測.粉塵偵測.物體移動)</text:p>
            <text:p/>
            <text:p/>
            <text:p>危險區域辨識(影像辨識輸出警告.區域辨識走動率)</text:p>
            <text:p/>
            <text:p/>
            <text:p>自走車控制與監控(步進馬達.紅外線.超音波.WIFI)</text:p>
            <text:p/>
            <text:p/>
            <text:p>通訊(網頁.LINE.網路.MODBUS<text:tab/>RTU.I2C.SPI.WIFI)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zh" style:country-asian="TW" style:font-style-asian="normal" style:font-weight-asian="normal" style:font-family-complex="Mangal" style:font-family-generic-complex="system" style:font-pitch-complex="variable" style:font-size-complex="32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-outline2" style:family="presentation" style:parent-style-name="預設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預設-outline3" style:family="presentation" style:parent-style-name="預設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-outline4" style:family="presentation" style:parent-style-name="預設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background" style:display-name="預設 1-background" style:family="presentation">
      <style:graphic-properties draw:stroke="none" draw:fill="solid" draw:fill-color="#ffffff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zh" style:country-asian="TW" style:font-style-asian="normal" style:font-weight-asian="normal" style:font-family-complex="Mangal" style:font-family-generic-complex="system" style:font-pitch-complex="variable" style:font-size-complex="32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outline2" style:display-name="預設 1-outline2" style:family="presentation" style:parent-style-name="預設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預設_20_1-outline3" style:display-name="預設 1-outline3" style:family="presentation" style:parent-style-name="預設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_20_1-outline4" style:display-name="預設 1-outline4" style:family="presentation" style:parent-style-name="預設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_20_1-outline5" style:display-name="預設 1-outline5" style:family="presentation" style:parent-style-name="預設_20_1-outline4">
      <style:paragraph-properties fo:margin-top="0cm" fo:margin-bottom="0.1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cm" fo:margin-bottom="0.1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cm" fo:margin-bottom="0.1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cm" fo:margin-bottom="0.1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cm" fo:margin-bottom="0.1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沒有被填充和直線的物件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預設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4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預設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7" style:family="presentation" style:parent-style-name="預設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預設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預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254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微軟正黑體" style:font-family-generic="swiss" fo:font-size="44pt" fo:letter-spacing="normal" fo:font-style="normal" style:text-underline-style="none" fo:font-weight="normal" style:font-family-asian="微軟正黑體" style:font-pitch-asian="fixed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draw:name="圖片 8" draw:style-name="Mgr3" draw:text-style-name="MP3" draw:layer="backgroundobjects" svg:width="25.674cm" svg:height="19.271cm" svg:x="-0.129cm" svg:y="-0.146cm">
        <draw:image xlink:href="Pictures/100000000000059D00000438B627A683.jpg" xlink:type="simple" xlink:show="embed" xlink:actuate="onLoad">
          <text:p/>
        </draw:image>
      </draw:frame>
      <draw:frame draw:name="標題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1">請按一下滑鼠，編輯標題文的格式。按一下以編輯母片標題樣式</text:span></text:p>
        </draw:text-box>
      </draw:frame>
      <draw:frame draw:name="日期版面配置區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2"><text:date style:data-style-name="D1" text:date-value="2019-04-26">4/26/19</text:date></text:span></text:p>
        </draw:text-box>
      </draw:frame>
      <draw:frame draw:name="頁尾版面配置區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投影片編號版面配置區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2"><text:page-number>&lt;編號&gt;</text:page-number></text:span></text:p>
        </draw:text-box>
      </draw:frame>
      <draw:frame presentation:style-name="預設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  <style:master-page style:name="預設_20_1" style:display-name="預設 1" style:page-layout-name="PM1" draw:style-name="Mdp1">
      <draw:frame draw:name="圖片 9" draw:style-name="Mgr3" draw:text-style-name="MP3" draw:layer="backgroundobjects" svg:width="25.7cm" svg:height="19.325cm" svg:x="-0.2cm" svg:y="0cm">
        <draw:image xlink:href="Pictures/10000000000005A600000438065BE879.jpg" xlink:type="simple" xlink:show="embed" xlink:actuate="onLoad">
          <text:p/>
        </draw:image>
      </draw:frame>
      <draw:frame draw:name="標題 1" presentation:style-name="Mpr5" draw:text-style-name="MP5" draw:layer="backgroundobjects" svg:width="22.859cm" svg:height="3.174cm" svg:x="-1.102cm" svg:y="-0.276cm" presentation:class="title" presentation:user-transformed="true">
        <draw:text-box>
          <text:p text:style-name="MP4"><text:span text:style-name="MT1">請按一下滑鼠，編輯標題文的格式。按一下以編輯母片標題樣式</text:span></text:p>
        </draw:text-box>
      </draw:frame>
      <draw:frame draw:name="內容版面配置區 2" presentation:style-name="Mpr6" draw:text-style-name="MP5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10"><text:span text:style-name="MT3">請按滑鼠，編輯大綱文字格式。</text:span></text:p>
              <text:list>
                <text:list-item>
                  <text:p text:style-name="MP10"><text:span text:style-name="MT3">第二個大綱層次</text:span></text:p>
                  <text:list>
                    <text:list-item>
                      <text:p text:style-name="MP10"><text:span text:style-name="MT3">第三個大綱層次</text:span></text:p>
                      <text:list>
                        <text:list-item>
                          <text:p text:style-name="MP10"><text:span text:style-name="MT3">第四個大綱層次</text:span></text:p>
                          <text:list>
                            <text:list-item>
                              <text:p text:style-name="MP10"><text:span text:style-name="MT3">第五個大綱層次</text:span></text:p>
                              <text:list>
                                <text:list-item>
                                  <text:p text:style-name="MP10"><text:span text:style-name="MT3">第六個大綱層次</text:span></text:p>
                                  <text:list>
                                    <text:list-item>
                                      <text:p text:style-name="MP10"><text:span text:style-name="MT3">第七個大綱層次</text:span></text:p>
                                      <text:list>
                                        <text:list-item>
                                          <text:p text:style-name="MP10"><text:span text:style-name="MT3">第八個大綱層次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3">第九個大綱層次按一下以編輯母片文字樣式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3">第二層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3">第三層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3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3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版面配置區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2"><text:date style:data-style-name="D1" text:date-value="2019-04-26">4/26/19</text:date></text:span></text:p>
        </draw:text-box>
      </draw:frame>
      <draw:frame draw:name="頁尾版面配置區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投影片編號版面配置區 5" presentation:style-name="Mpr7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2"><text:page-number>&lt;編號&gt;</text:page-number></text:span></text:p>
        </draw:text-box>
      </draw:frame>
      <presentation:notes style:page-layout-name="PM0">
        <draw:page-thumbnail presentation:style-name="預設_20_1-title" draw:layer="backgroundobjects" svg:width="14.848cm" svg:height="11.136cm" svg:x="3.075cm" svg:y="2.257cm" presentation:class="page"/>
        <draw:frame presentation:style-name="預設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4-26T16:34:52.91</dc:date>
    <meta:generator>OpenOffice/4.1.1$Win32 OpenOffice.org_project/411m6$Build-9775</meta:generator>
    <meta:editing-duration>PT54M53S</meta:editing-duration>
    <meta:editing-cycles>9</meta:editing-cycles>
    <meta:document-statistic meta:object-count="44"/>
  </office:meta>
</office:document-meta>
</file>